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dejavu sans mono" svg:font-family="'dejavu sans mono'" style:font-family-generic="moder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2675" officeooo:paragraph-rsid="00092675"/>
    </style:style>
    <style:style style:name="P2" style:family="paragraph" style:parent-style-name="Standard">
      <style:text-properties officeooo:rsid="000a9333" officeooo:paragraph-rsid="000a9333"/>
    </style:style>
    <style:style style:name="P3" style:family="paragraph" style:parent-style-name="Standard">
      <style:text-properties officeooo:rsid="000bc0b8" officeooo:paragraph-rsid="000bc0b8"/>
    </style:style>
    <style:style style:name="P4" style:family="paragraph" style:parent-style-name="Standard">
      <style:text-properties officeooo:rsid="000bc0b8" officeooo:paragraph-rsid="000db1ba"/>
    </style:style>
    <style:style style:name="P5" style:family="paragraph" style:parent-style-name="Standard">
      <style:text-properties officeooo:rsid="000db1ba" officeooo:paragraph-rsid="000db1ba"/>
    </style:style>
    <style:style style:name="P6" style:family="paragraph" style:parent-style-name="Standard">
      <style:text-properties officeooo:rsid="000f7a3c" officeooo:paragraph-rsid="000f7a3c"/>
    </style:style>
    <style:style style:name="P7" style:family="paragraph" style:parent-style-name="Standard">
      <style:text-properties officeooo:rsid="000fd278" officeooo:paragraph-rsid="000fd278"/>
    </style:style>
    <style:style style:name="P8" style:family="paragraph" style:parent-style-name="Standard">
      <style:text-properties officeooo:rsid="00103027" officeooo:paragraph-rsid="00103027"/>
    </style:style>
    <style:style style:name="P9" style:family="paragraph" style:parent-style-name="Standard">
      <style:text-properties officeooo:rsid="0011fe85" officeooo:paragraph-rsid="0011fe85"/>
    </style:style>
    <style:style style:name="P10" style:family="paragraph" style:parent-style-name="Standard">
      <style:text-properties officeooo:rsid="0013d98f" officeooo:paragraph-rsid="0013d98f"/>
    </style:style>
    <style:style style:name="P11" style:family="paragraph" style:parent-style-name="Standard">
      <style:text-properties officeooo:rsid="001562cf" officeooo:paragraph-rsid="001562cf"/>
    </style:style>
    <style:style style:name="P12" style:family="paragraph" style:parent-style-name="Standard">
      <style:text-properties officeooo:rsid="00168460" officeooo:paragraph-rsid="00168460"/>
    </style:style>
    <style:style style:name="P13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0bc0b8" officeooo:paragraph-rsid="000bc0b8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d98f" officeooo:paragraph-rsid="0013d98f"/>
    </style:style>
    <style:style style:name="P15" style:family="paragraph" style:parent-style-name="Standard">
      <style:text-properties officeooo:rsid="000fd278" officeooo:paragraph-rsid="000fd278"/>
    </style:style>
    <style:style style:name="P16" style:family="paragraph" style:parent-style-name="Standard">
      <style:text-properties officeooo:rsid="000bc0b8" officeooo:paragraph-rsid="000bc0b8"/>
    </style:style>
    <style:style style:name="P17" style:family="paragraph" style:parent-style-name="Standard">
      <style:text-properties officeooo:rsid="000db1ba" officeooo:paragraph-rsid="000db1ba"/>
    </style:style>
    <style:style style:name="P18" style:family="paragraph" style:parent-style-name="Standard" style:master-page-name="Landscape">
      <style:paragraph-properties style:page-number="auto"/>
      <style:text-properties officeooo:rsid="000bc0b8" officeooo:paragraph-rsid="000bc0b8"/>
    </style:style>
    <style:style style:name="P19" style:family="paragraph" style:parent-style-name="Standard" style:master-page-name="Standard">
      <style:paragraph-properties style:page-number="auto"/>
      <style:text-properties officeooo:rsid="000bc0b8" officeooo:paragraph-rsid="000bc0b8"/>
    </style:style>
    <style:style style:name="T1" style:family="text">
      <style:text-properties officeooo:rsid="000f7a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stall GIT</text:p>
      <text:p text:style-name="P3"/>
      <text:p text:style-name="P3">Create a folder for your git projects</text:p>
      <text:p text:style-name="P3">[</text:p>
      <text:p text:style-name="Standard">patrick@debian:~$ mkdir github</text:p>
      <text:p text:style-name="P3">]</text:p>
      <text:p text:style-name="P3">install git via apt-get</text:p>
      <text:p text:style-name="P3">[</text:p>
      <text:p text:style-name="Standard">patrick@debian:~/github$ sudo apt-get install git</text:p>
      <text:p text:style-name="P3">]</text:p>
      <text:p text:style-name="P5">verify</text:p>
      <text:p text:style-name="P5">[</text:p>
      <text:p text:style-name="P4">patrick@debian:~/github$ git --version</text:p>
      <text:p text:style-name="P4">git version 2.11.0</text:p>
      <text:p text:style-name="P5">]</text:p>
      <text:p text:style-name="P3"/>
      <text:p text:style-name="P3">Get help for GIT</text:p>
      <text:p text:style-name="P3">====================</text:p>
      <text:p text:style-name="Standard"/>
      <text:p text:style-name="P3">you can get documentation for a command such as git log --graph with:</text:p>
      <text:p text:style-name="P3"/>
      <text:p text:style-name="P3"><text:s text:c="11"/>$ man git-log</text:p>
      <text:p text:style-name="P3"/>
      <text:p text:style-name="P3"><text:s text:c="7"/>or:</text:p>
      <text:p text:style-name="P3"/>
      <text:p text:style-name="P3"><text:s text:c="11"/>$ git help log</text:p>
      <text:p text:style-name="P3"/>
      <text:p text:style-name="P3"><text:s text:c="7"/>With the latter, you can use the manual viewer of your choice; see git-help(1) for more</text:p>
      <text:p text:style-name="P3"><text:s text:c="7"/>information.</text:p>
      <text:p text:style-name="P3"/>
      <text:p text:style-name="P3">The -g flag shows you all the guides</text:p>
      <text:p text:style-name="P3">[</text:p>
      <text:p text:style-name="P3">patrick@debian:~/github$ git --help -g</text:p>
      <text:p text:style-name="P3">The common Git guides are:</text:p>
      <text:p text:style-name="P3"/>
      <text:p text:style-name="P3"><text:s text:c="3"/>attributes <text:s text:c="2"/>Defining attributes per path</text:p>
      <text:p text:style-name="P3"><text:s text:c="3"/>everyday <text:s text:c="4"/>Everyday Git With 20 Commands Or So</text:p>
      <text:p text:style-name="P3"><text:s text:c="3"/>glossary <text:s text:c="4"/>A Git glossary</text:p>
      <text:p text:style-name="P3"><text:s text:c="3"/>ignore <text:s text:c="6"/>Specifies intentionally untracked files to ignore</text:p>
      <text:p text:style-name="P3"><text:s text:c="3"/>modules <text:s text:c="5"/>Defining submodule properties</text:p>
      <text:p text:style-name="P3"><text:s text:c="3"/>revisions <text:s text:c="3"/>Specifying revisions and ranges for Git</text:p>
      <text:p text:style-name="P3"><text:s text:c="3"/>tutorial <text:s text:c="4"/>A tutorial introduction to Git (for version 1.5.1 or newer)</text:p>
      <text:p text:style-name="P3"><text:s text:c="3"/>workflows <text:s text:c="3"/>An overview of recommended workflows with Git</text:p>
      <text:p text:style-name="P3">]</text:p>
      <text:p text:style-name="P3"/>
      <text:p text:style-name="P5"/>
      <text:p text:style-name="P5">The -a flag shows you all the git commands (you can find help on)</text:p>
      <text:p text:style-name="P5"/>
      <text:p text:style-name="P3">[</text:p>
      <text:p text:style-name="P3">patrick@debian:~/github$ git --help -a</text:p>
      <text:p text:style-name="P3">usage: git [--version] [--help] [-C &lt;path&gt;] [-c name=value]</text:p>
      <text:p text:style-name="P3"><text:s text:c="11"/>[--exec-path[=&lt;path&gt;]] [--html-path] [--man-path] [--info-path]</text:p>
      <text:p text:style-name="P3"><text:s text:c="11"/>[-p | --paginate | --no-pager] [--no-replace-objects] [--bare]</text:p>
      <text:p text:style-name="P3"><text:s text:c="11"/>[--git-dir=&lt;path&gt;] [--work-tree=&lt;path&gt;] [--namespace=&lt;name&gt;]</text:p>
      <text:p text:style-name="P3"><text:s text:c="11"/>&lt;command&gt; [&lt;args&gt;]</text:p>
      <text:p text:style-name="P3"/>
      <text:p text:style-name="P18">available git commands in '/usr/lib/git-core'</text:p>
      <text:p text:style-name="P3"/>
      <text:p text:style-name="P3"><text:s text:c="2"/>add <text:s text:c="22"/>difftool--helper <text:s text:c="9"/>merge-recursive <text:s text:c="10"/>rev-parse</text:p>
      <text:p text:style-name="P3"><text:s text:c="2"/>add--interactive <text:s text:c="9"/>fast-export <text:s text:c="14"/>merge-resolve <text:s text:c="12"/>revert</text:p>
      <text:p text:style-name="P3"><text:s text:c="2"/>am <text:s text:c="23"/>fast-import <text:s text:c="14"/>merge-subtree <text:s text:c="12"/>rm</text:p>
      <text:p text:style-name="P3"><text:s text:c="2"/>annotate <text:s text:c="17"/>fetch <text:s text:c="20"/>merge-tree <text:s text:c="15"/>send-pack</text:p>
      <text:p text:style-name="P3"><text:s text:c="2"/>apply <text:s text:c="20"/>fetch-pack <text:s text:c="15"/>mergetool <text:s text:c="16"/>sh-i18n--envsubst</text:p>
      <text:p text:style-name="P3"><text:s text:c="2"/>archive <text:s text:c="18"/>filter-branch <text:s text:c="12"/>mktag <text:s text:c="20"/>shell</text:p>
      <text:p text:style-name="P3"><text:s text:c="2"/>bisect <text:s text:c="19"/>fmt-merge-msg <text:s text:c="12"/>mktree <text:s text:c="19"/>shortlog</text:p>
      <text:p text:style-name="P3"><text:s text:c="2"/>bisect--helper <text:s text:c="11"/>for-each-ref <text:s text:c="13"/>mv <text:s text:c="23"/>show</text:p>
      <text:p text:style-name="P3"><text:s text:c="2"/>blame <text:s text:c="20"/>format-patch <text:s text:c="13"/>name-rev <text:s text:c="17"/>show-branch</text:p>
      <text:p text:style-name="P3"><text:s text:c="2"/>branch <text:s text:c="19"/>fsck <text:s text:c="21"/>notes <text:s text:c="20"/>show-index</text:p>
      <text:p text:style-name="P3"><text:s text:c="2"/>bundle <text:s text:c="19"/>fsck-objects <text:s text:c="13"/>pack-objects <text:s text:c="13"/>show-ref</text:p>
      <text:p text:style-name="P3"><text:s text:c="2"/>cat-file <text:s text:c="17"/>gc <text:s text:c="23"/>pack-redundant <text:s text:c="11"/>stage</text:p>
      <text:p text:style-name="P3"><text:s text:c="2"/>check-attr <text:s text:c="15"/>get-tar-commit-id <text:s text:c="8"/>pack-refs <text:s text:c="16"/>stash</text:p>
      <text:p text:style-name="P3"><text:s text:c="2"/>check-ignore <text:s text:c="13"/>grep <text:s text:c="21"/>patch-id <text:s text:c="17"/>status</text:p>
      <text:p text:style-name="P3"><text:s text:c="2"/>check-mailmap <text:s text:c="12"/>hash-object <text:s text:c="14"/>prune <text:s text:c="20"/>stripspace</text:p>
      <text:p text:style-name="P3"><text:s text:c="2"/>check-ref-format <text:s text:c="9"/>help <text:s text:c="21"/>prune-packed <text:s text:c="13"/>submodule</text:p>
      <text:p text:style-name="P3"><text:s text:c="2"/>checkout <text:s text:c="17"/>http-backend <text:s text:c="13"/>pull <text:s text:c="21"/>submodule--helper</text:p>
      <text:p text:style-name="P3"><text:s text:c="2"/>checkout-index <text:s text:c="11"/>http-fetch <text:s text:c="15"/>push <text:s text:c="21"/>subtree</text:p>
      <text:p text:style-name="P3"><text:s text:c="2"/>cherry <text:s text:c="19"/>http-push <text:s text:c="16"/>quiltimport <text:s text:c="14"/>symbolic-ref</text:p>
      <text:p text:style-name="P3"><text:s text:c="2"/>cherry-pick <text:s text:c="14"/>imap-send <text:s text:c="16"/>read-tree <text:s text:c="16"/>tag</text:p>
      <text:p text:style-name="P3"><text:s text:c="2"/>clean <text:s text:c="20"/>index-pack <text:s text:c="15"/>rebase <text:s text:c="19"/>unpack-file</text:p>
      <text:p text:style-name="P3"><text:s text:c="2"/>clone <text:s text:c="20"/>init <text:s text:c="21"/>receive-pack <text:s text:c="13"/>unpack-objects</text:p>
      <text:p text:style-name="P3"><text:s text:c="2"/>column <text:s text:c="19"/>init-db <text:s text:c="18"/>reflog <text:s text:c="19"/>update-index</text:p>
      <text:p text:style-name="P3"><text:s text:c="2"/>commit <text:s text:c="19"/>instaweb <text:s text:c="17"/>relink <text:s text:c="19"/>update-ref</text:p>
      <text:p text:style-name="P3"><text:s text:c="2"/>commit-tree <text:s text:c="14"/>interpret-trailers <text:s text:c="7"/>remote <text:s text:c="19"/>update-server-info</text:p>
      <text:p text:style-name="P3"><text:s text:c="2"/>config <text:s text:c="19"/>log <text:s text:c="22"/>remote-ext <text:s text:c="15"/>upload-archive</text:p>
      <text:p text:style-name="P3"><text:s text:c="2"/>count-objects <text:s text:c="12"/>ls-files <text:s text:c="17"/>remote-fd <text:s text:c="16"/>upload-pack</text:p>
      <text:p text:style-name="P3"><text:s text:c="2"/>credential <text:s text:c="15"/>ls-remote <text:s text:c="16"/>remote-ftp <text:s text:c="15"/>var</text:p>
      <text:p text:style-name="P3"><text:s text:c="2"/>credential-cache <text:s text:c="9"/>ls-tree <text:s text:c="18"/>remote-ftps <text:s text:c="14"/>verify-commit</text:p>
      <text:p text:style-name="P3"><text:s text:c="2"/>credential-cache--daemon <text:s/>mailinfo <text:s text:c="17"/>remote-http <text:s text:c="14"/>verify-pack</text:p>
      <text:p text:style-name="P3"><text:s text:c="2"/>credential-store <text:s text:c="9"/>mailsplit <text:s text:c="16"/>remote-https <text:s text:c="13"/>verify-tag</text:p>
      <text:p text:style-name="P3"><text:s text:c="2"/>daemon <text:s text:c="19"/>merge <text:s text:c="20"/>remote-testsvn <text:s text:c="11"/>web--browse</text:p>
      <text:p text:style-name="P3"><text:s text:c="2"/>describe <text:s text:c="17"/>merge-base <text:s text:c="15"/>repack <text:s text:c="19"/>whatchanged</text:p>
      <text:p text:style-name="P3"><text:s text:c="2"/>diff <text:s text:c="21"/>merge-file <text:s text:c="15"/>replace <text:s text:c="18"/>worktree</text:p>
      <text:p text:style-name="P3"><text:s text:c="2"/>diff-files <text:s text:c="15"/>merge-index <text:s text:c="14"/>request-pull <text:s text:c="13"/>write-tree</text:p>
      <text:p text:style-name="P3"><text:s text:c="2"/>diff-index <text:s text:c="15"/>merge-octopus <text:s text:c="12"/>rerere</text:p>
      <text:p text:style-name="P3"><text:s text:c="2"/>diff-tree <text:s text:c="16"/>merge-one-file <text:s text:c="11"/>reset</text:p>
      <text:p text:style-name="P3"><text:s text:c="2"/>difftool <text:s text:c="17"/>merge-ours <text:s text:c="15"/>rev-list</text:p>
      <text:p text:style-name="P3">]</text:p>
      <text:p text:style-name="P3"/>
      <text:p text:style-name="P19"/>
      <text:p text:style-name="P3">To launch an introductory tutorial</text:p>
      <text:p text:style-name="P3"/>
      <text:p text:style-name="P3">[</text:p>
      <text:p text:style-name="P3">patrick@debian:~/github$ man gittutorial</text:p>
      <text:p text:style-name="P3">]</text:p>
      <text:p text:style-name="Standard"/>
      <text:p text:style-name="Standard"/>
      <text:p text:style-name="Standard">patrick@debian:~/github$ git config --global user.name "Patrick Brunswyck"</text:p>
      <text:p text:style-name="Standard"/>
      <text:p text:style-name="Standard">configure important email settings <text:span text:style-name="T1">for github here</text:span> </text:p>
      <text:p text:style-name="Standard"><text:a xlink:type="simple" xlink:href="https://github.com/settings/emails" text:style-name="Internet_20_link" text:visited-style-name="Visited_20_Internet_20_Link">https://github.com/settings/emails</text:a></text:p>
      <text:p text:style-name="Standard"/>
      <text:p text:style-name="P1">patrick@debian:~/github$ git config --global user.email brunswyck@users.noreply.github.com</text:p>
      <text:p text:style-name="Standard"/>
      <text:p text:style-name="P6">You can find your configuration in the gitconfig file</text:p>
      <text:p text:style-name="P2"/>
      <text:p text:style-name="P6">[</text:p>
      <text:p text:style-name="P2">patrick@debian:~/github$ nano ~/.gitconfig </text:p>
      <text:p text:style-name="P2">[user]</text:p>
      <text:p text:style-name="P2"><text:s text:c="8"/>name = Patrick Brunswyck</text:p>
      <text:p text:style-name="P2"><text:s text:c="8"/>email = brunswyck@users.noreply.github.com</text:p>
      <text:p text:style-name="P6">]</text:p>
      <text:p text:style-name="P6"/>
      <text:p text:style-name="P7">As you can see, there is are a lot of manuals available after installation</text:p>
      <text:p text:style-name="P7"/>
      <text:p text:style-name="P7"/>
      <text:p text:style-name="P7"/>
      <text:p text:style-name="P7"/>
      <text:p text:style-name="P7">[</text:p>
      <text:p text:style-name="P7">patrick@debian:~/github$ man git</text:p>
      <text:p text:style-name="P7">Display all 161 possibilities? (y or n)</text:p>
      <text:p text:style-name="P7">git <text:s text:c="26"/>git-gc <text:s text:c="23"/>git-remote-ext</text:p>
      <text:p text:style-name="P7">git-add <text:s text:c="22"/>git-get-tar-commit-id <text:s text:c="8"/>git-remote-fd</text:p>
      <text:p text:style-name="P7">git-am <text:s text:c="23"/>gitglossary <text:s text:c="18"/>gitremote-helpers</text:p>
      <text:p text:style-name="P7">git-annotate <text:s text:c="17"/>git-grep <text:s text:c="21"/>git-remote-testgit</text:p>
      <text:p text:style-name="P7">git-apply <text:s text:c="20"/>git-hash-object <text:s text:c="14"/>git-repack</text:p>
      <text:p text:style-name="P7">git-archive <text:s text:c="18"/>git-help <text:s text:c="21"/>git-replace</text:p>
      <text:p text:style-name="P7">gitattributes <text:s text:c="16"/>githooks <text:s text:c="21"/>gitrepository-layout</text:p>
      <text:p text:style-name="P7">git-bisect <text:s text:c="19"/>git-http-backend <text:s text:c="13"/>git-request-pull</text:p>
      <text:p text:style-name="P7">git-blame <text:s text:c="20"/>git-http-fetch <text:s text:c="15"/>git-rerere</text:p>
      <text:p text:style-name="P7">git-branch <text:s text:c="19"/>git-http-push <text:s text:c="16"/>git-reset</text:p>
      <text:p text:style-name="P7">git-bundle <text:s text:c="19"/>gitignore <text:s text:c="20"/>git-revert</text:p>
      <text:p text:style-name="P7">git-cat-file <text:s text:c="17"/>git-imap-send <text:s text:c="16"/>gitrevisions</text:p>
      <text:p text:style-name="P7">git-check-attr <text:s text:c="15"/>git-index-pack <text:s text:c="15"/>git-rev-list</text:p>
      <text:p text:style-name="P7">git-check-ignore <text:s text:c="13"/>git-init <text:s text:c="21"/>git-rev-parse</text:p>
      <text:p text:style-name="P7">git-check-mailmap <text:s text:c="12"/>git-init-db <text:s text:c="18"/>git-rm</text:p>
      <text:p text:style-name="P7">git-checkout <text:s text:c="17"/>git-instaweb <text:s text:c="17"/>git-send-pack</text:p>
      <text:p text:style-name="P7">git-checkout-index <text:s text:c="11"/>git-interpret-trailers <text:s text:c="7"/>git-shell</text:p>
      <text:p text:style-name="P7">git-check-ref-format <text:s text:c="9"/>git-log <text:s text:c="22"/>git-sh-i18n</text:p>
      <text:p text:style-name="P7">git-cherry <text:s text:c="19"/>git-ls-files <text:s text:c="17"/>git-sh-i18n--envsubst</text:p>
      <text:p text:style-name="P7">git-cherry-pick <text:s text:c="14"/>git-ls-remote <text:s text:c="16"/>git-shortlog</text:p>
      <text:p text:style-name="P7">git-clean <text:s text:c="20"/>git-ls-tree <text:s text:c="18"/>git-show</text:p>
      <text:p text:style-name="P7">gitcli <text:s text:c="23"/>git-mailinfo <text:s text:c="17"/>git-show-branch</text:p>
      <text:p text:style-name="P7">git-clone <text:s text:c="20"/>git-mailsplit <text:s text:c="16"/>git-show-index</text:p>
      <text:p text:style-name="P7">git-column <text:s text:c="19"/>git-merge <text:s text:c="20"/>git-show-ref</text:p>
      <text:p text:style-name="P7"><text:soft-page-break/>git-commit <text:s text:c="19"/>git-merge-base <text:s text:c="15"/>git-sh-setup</text:p>
      <text:p text:style-name="P7">git-commit-tree <text:s text:c="14"/>git-merge-file <text:s text:c="15"/>git-stage</text:p>
      <text:p text:style-name="P7">git-config <text:s text:c="19"/>git-merge-index <text:s text:c="14"/>git-stash</text:p>
      <text:p text:style-name="P7">gitcore-tutorial <text:s text:c="13"/>git-merge-one-file <text:s text:c="11"/>git-status</text:p>
      <text:p text:style-name="P7">git-count-objects <text:s text:c="12"/>git-mergetool <text:s text:c="16"/>git-stripspace</text:p>
      <text:p text:style-name="P7">git-credential <text:s text:c="15"/>git-mergetool--lib <text:s text:c="11"/>git-submodule</text:p>
      <text:p text:style-name="P7">git-credential-cache <text:s text:c="9"/>git-merge-tree <text:s text:c="15"/>git-subtree</text:p>
      <text:p text:style-name="P7">git-credential-cache--daemon <text:s/>git-mktag <text:s text:c="20"/>git-symbolic-ref</text:p>
      <text:p text:style-name="P7">gitcredentials <text:s text:c="15"/>git-mktree <text:s text:c="19"/>git-tag</text:p>
      <text:p text:style-name="P7">git-credential-store <text:s text:c="9"/>gitmodules <text:s text:c="19"/>gittutorial</text:p>
      <text:p text:style-name="P7">gitcvs-migration <text:s text:c="13"/>git-mv <text:s text:c="23"/>gittutorial-2</text:p>
      <text:p text:style-name="P7">git-daemon <text:s text:c="19"/>git-name-rev <text:s text:c="17"/>git-unpack-file</text:p>
      <text:p text:style-name="P7">git-describe <text:s text:c="17"/>gitnamespaces <text:s text:c="16"/>git-unpack-objects</text:p>
      <text:p text:style-name="P7">git-diff <text:s text:c="21"/>git-notes <text:s text:c="20"/>git-update-index</text:p>
      <text:p text:style-name="P7">gitdiffcore <text:s text:c="18"/>git-pack-objects <text:s text:c="13"/>git-update-ref</text:p>
      <text:p text:style-name="P7">git-diff-files <text:s text:c="15"/>git-pack-redundant <text:s text:c="11"/>git-update-server-info</text:p>
      <text:p text:style-name="P7">git-diff-index <text:s text:c="15"/>git-pack-refs <text:s text:c="16"/>git-upload-archive</text:p>
      <text:p text:style-name="P7">git-difftool <text:s text:c="17"/>git-parse-remote <text:s text:c="13"/>git-upload-pack</text:p>
      <text:p text:style-name="P7">git-diff-tree <text:s text:c="16"/>git-patch-id <text:s text:c="17"/>git-var</text:p>
      <text:p text:style-name="P7">giteveryday <text:s text:c="18"/>git-prune <text:s text:c="20"/>git-verify-commit</text:p>
      <text:p text:style-name="P7">git-fast-export <text:s text:c="14"/>git-prune-packed <text:s text:c="13"/>git-verify-pack</text:p>
      <text:p text:style-name="P7">git-fast-import <text:s text:c="14"/>git-pull <text:s text:c="21"/>git-verify-tag</text:p>
      <text:p text:style-name="P7">git-fetch <text:s text:c="20"/>git-push <text:s text:c="21"/>gitweb</text:p>
      <text:p text:style-name="P7">git-fetch-pack <text:s text:c="15"/>git-quiltimport <text:s text:c="14"/>git-web--browse</text:p>
      <text:p text:style-name="P7">git-filter-branch <text:s text:c="12"/>git-read-tree <text:s text:c="16"/>gitweb.conf</text:p>
      <text:p text:style-name="P7">git-fmt-merge-msg <text:s text:c="12"/>git-rebase <text:s text:c="19"/>git-whatchanged</text:p>
      <text:p text:style-name="P7">git-for-each-ref <text:s text:c="13"/>git-receive-pack <text:s text:c="13"/>gitworkflows</text:p>
      <text:p text:style-name="P7">git-format-patch <text:s text:c="13"/>git-reflog <text:s text:c="19"/>git-worktree</text:p>
      <text:p text:style-name="P7">git-fsck <text:s text:c="21"/>git-relink <text:s text:c="19"/>git-write-tree</text:p>
      <text:p text:style-name="P7">git-fsck-objects <text:s text:c="13"/>git-remote <text:s text:c="19"/></text:p>
      <text:p text:style-name="P7">]</text:p>
      <text:p text:style-name="P6"/>
      <text:p text:style-name="P7"/>
      <text:p text:style-name="P9">Local Global System-wide GIT configuration</text:p>
      <text:p text:style-name="P9">-------------------------------------------</text:p>
      <text:p text:style-name="P8">[</text:p>
      <text:p text:style-name="P8">patrick@debian:~/github$ man git-config</text:p>
      <text:p text:style-name="P8"/>
      <text:p text:style-name="P8"><text:s/>--global</text:p>
      <text:p text:style-name="P8"><text:s text:c="11"/>For writing options: write to global ~/.gitconfig file rather than the repository .git/config,</text:p>
      <text:p text:style-name="P8"><text:s text:c="11"/>write to $XDG_CONFIG_HOME/git/config file if this file exists and the ~/.gitconfig file</text:p>
      <text:p text:style-name="P8"><text:s text:c="11"/>doesn’t.</text:p>
      <text:p text:style-name="P8"/>
      <text:p text:style-name="P8"><text:s text:c="11"/>For reading options: read only from global ~/.gitconfig and from $XDG_CONFIG_HOME/git/config</text:p>
      <text:p text:style-name="P8"><text:s text:c="11"/>rather than from all available files.</text:p>
      <text:p text:style-name="P8"/>
      <text:p text:style-name="P8"><text:s/>--system</text:p>
      <text:p text:style-name="P8"><text:s text:c="11"/>For writing options: write to system-wide $(prefix)/etc/gitconfig rather than the repository</text:p>
      <text:p text:style-name="P8"><text:s text:c="11"/>.git/config.</text:p>
      <text:p text:style-name="P8"/>
      <text:p text:style-name="P8"><text:s text:c="11"/>For reading options: read only from system-wide $(prefix)/etc/gitconfig rather than from all</text:p>
      <text:p text:style-name="P8"><text:s text:c="11"/>available files.</text:p>
      <text:p text:style-name="P8"><text:soft-page-break/></text:p>
      <text:p text:style-name="P8"><text:s/>--local</text:p>
      <text:p text:style-name="P8"><text:s text:c="11"/>For writing options: write to the repository .git/config file. This is the default behavior.</text:p>
      <text:p text:style-name="P8"/>
      <text:p text:style-name="P8"><text:s text:c="11"/>For reading options: read only from the repository .git/config rather than from all available</text:p>
      <text:p text:style-name="P8"><text:s text:c="11"/>files.</text:p>
      <text:p text:style-name="P8"/>
      <text:p text:style-name="P8"><text:s text:c="11"/>See also the section called “FILES”.</text:p>
      <text:p text:style-name="P8"/>
      <text:p text:style-name="P8"/>
      <text:p text:style-name="P9">FILES</text:p>
      <text:p text:style-name="P9"><text:s text:c="7"/>If not set explicitly with --file, there are four files where git config will search for</text:p>
      <text:p text:style-name="P9"><text:s text:c="7"/>configuration options:</text:p>
      <text:p text:style-name="P9"/>
      <text:p text:style-name="P9"><text:s text:c="7"/>$(prefix)/etc/gitconfig</text:p>
      <text:p text:style-name="P9"><text:s text:c="11"/>System-wide configuration file.</text:p>
      <text:p text:style-name="P9"/>
      <text:p text:style-name="P9"><text:s text:c="7"/>$XDG_CONFIG_HOME/git/config</text:p>
      <text:p text:style-name="P9"><text:s text:c="11"/>Second user-specific configuration file. If $XDG_CONFIG_HOME is not set or empty,</text:p>
      <text:p text:style-name="P9"><text:s text:c="11"/>$HOME/.config/git/config will be used. Any single-valued variable set in this file will be</text:p>
      <text:p text:style-name="P9"><text:s text:c="11"/>overwritten by whatever is in ~/.gitconfig. It is a good idea not to create this file if you</text:p>
      <text:p text:style-name="P9"><text:s text:c="11"/>sometimes use older versions of Git, as support for this file was added fairly recently.</text:p>
      <text:p text:style-name="P9"/>
      <text:p text:style-name="P9"><text:s text:c="7"/>~/.gitconfig</text:p>
      <text:p text:style-name="P9"><text:s text:c="11"/>User-specific configuration file. Also called "global" configuration file.</text:p>
      <text:p text:style-name="P9"/>
      <text:p text:style-name="P9"><text:s text:c="7"/>$GIT_DIR/config</text:p>
      <text:p text:style-name="P9"><text:s text:c="11"/>Repository specific configuration file.</text:p>
      <text:p text:style-name="P8">]</text:p>
      <text:p text:style-name="P8"/>
      <text:p text:style-name="P8">[</text:p>
      <text:p text:style-name="P8">patrick@debian:~/github$ git config --global core.editor vim</text:p>
      <text:p text:style-name="P8">]</text:p>
      <text:p text:style-name="P8"/>
      <text:p text:style-name="P14">Installing your SSH key</text:p>
      <text:p text:style-name="P10"/>
      <text:p text:style-name="P11">[</text:p>
      <text:p text:style-name="P12">patrick@debian:~/github$ ssh-keygen -t rsa -b 4096 -C "brunswyck@users.noreply.github.com"</text:p>
      <text:p text:style-name="P12">Generating public/private rsa key pair.</text:p>
      <text:p text:style-name="P12">Enter file in which to save the key (/home/patrick/.ssh/id_rsa): github</text:p>
      <text:p text:style-name="P12">Enter passphrase (empty for no passphrase): </text:p>
      <text:p text:style-name="P12">Enter same passphrase again: </text:p>
      <text:p text:style-name="P12">Your identification has been saved in github.</text:p>
      <text:p text:style-name="P12">Your public key has been saved in github.pub.</text:p>
      <text:p text:style-name="P12">The key fingerprint is:</text:p>
      <text:p text:style-name="P12">SHA256:5QSDgkjqmsleijAQEZFlojivPFAKEKLMJSEMLNMLOKH</text:p>
      <text:p text:style-name="P12">The key's randomart image is:</text:p>
      <text:p text:style-name="P12">+---[RSA 4096]----+</text:p>
      <text:p text:style-name="P12"><text:soft-page-break/>| <text:s text:c="16"/>|</text:p>
      <text:p text:style-name="P12">| <text:s text:c="4"/>\O/ <text:s text:c="8"/>|</text:p>
      <text:p text:style-name="P12">| <text:s text:c="5"/>| <text:s text:c="9"/>|</text:p>
      <text:p text:style-name="P12">| <text:s text:c="2"/>../ \.. <text:s text:c="6"/>|</text:p>
      <text:p text:style-name="P12">| <text:s text:c="16"/>|</text:p>
      <text:p text:style-name="P12">| <text:s text:c="16"/>|</text:p>
      <text:p text:style-name="P12">+----[SHA256]-----+</text:p>
      <text:p text:style-name="P12"/>
      <text:p text:style-name="P12"/>
      <text:p text:style-name="P11">]</text:p>
      <text:p text:style-name="Standard">https://github.com/settings/ke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dejavu sans mono" svg:font-family="'dejavu sans mono'" style:font-family-generic="moder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dejavu sans mono" fo:font-size="10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dejavu sans mono" fo:font-size="10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/>
    <meta:initial-creator>Unknown</meta:initial-creator>
    <meta:editing-cycles>10</meta:editing-cycles>
    <dc:date>2017-07-29T15:24:10.499367108</dc:date>
    <meta:creation-date>2017-07-27T14:38:58</meta:creation-date>
    <meta:editing-duration>P1DT5H23M1S</meta:editing-duration>
    <meta:document-statistic meta:table-count="0" meta:image-count="0" meta:object-count="0" meta:page-count="6" meta:paragraph-count="217" meta:word-count="932" meta:character-count="11969" meta:non-whitespace-character-count="7179"/>
  </office:meta>
</office:document-meta>
</file>